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E000000EC0F7CB2651598AB88.png" manifest:media-type="image/png"/>
  <manifest:file-entry manifest:full-path="Pictures/100000010000024E000000ECF1772EEFBA1125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2bc9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1" text:anchor-type="char" svg:width="15.61cm" svg:height="6.244cm" draw:z-index="0"><draw:image xlink:href="Pictures/100000010000024E000000ECF1772EEFBA1125F3.png" xlink:type="simple" xlink:show="embed" xlink:actuate="onLoad" draw:mime-type="image/png"/></draw:frame><office:annotation loext:resolved="false"><dc:creator>Unknown Author</dc:creator><dc:date>2024-01-09T15:16:39.836614901</dc:date><text:p text:style-name="P2"><text:span text:style-name="T1">cms-ui and cms-api on 09/01/2024</text:span></text:p><text:p text:style-name="P2"><text:span text:style-name="T1"/></text:p></office:annotation></text:p>
      <text:p text:style-name="P1"/>
      <text:p text:style-name="P1"><draw:frame draw:style-name="fr1" draw:name="Image2" text:anchor-type="char" svg:width="15.61cm" svg:height="6.244cm" draw:z-index="1"><draw:image xlink:href="Pictures/100000010000024E000000EC0F7CB2651598AB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5:15:58.441980279</meta:creation-date>
    <dc:date>2024-01-09T15:17:22.194847526</dc:date>
    <meta:editing-duration>PT1M29S</meta:editing-duration>
    <meta:editing-cycles>1</meta:editing-cycles>
    <meta:document-statistic meta:table-count="0" meta:image-count="2" meta:object-count="0" meta:page-count="1" meta:paragraph-count="1" meta:word-count="0" meta:character-count="0" meta:non-whitespace-character-count="0"/>
    <meta:generator>LibreOffice/7.3.7.2$Linux_X86_64 LibreOffice_project/30$Build-2</meta:generator>
  </office:meta>
</office:document-meta>
</file>